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officeooo:rsid="009321b4" officeooo:paragraph-rsid="009321b4"/>
    </style:style>
    <style:style style:name="P2" style:family="paragraph" style:parent-style-name="Hlavička">
      <style:text-properties officeooo:rsid="00a743da" officeooo:paragraph-rsid="00a743da"/>
    </style:style>
    <style:style style:name="P3" style:family="paragraph" style:parent-style-name="Nadpis2">
      <style:text-properties officeooo:rsid="00a46745" officeooo:paragraph-rsid="009321b4"/>
    </style:style>
    <style:style style:name="P4" style:family="paragraph" style:parent-style-name="text" style:list-style-name="L1">
      <style:text-properties officeooo:rsid="00a91788" officeooo:paragraph-rsid="00a91788"/>
    </style:style>
    <style:style style:name="P5" style:family="paragraph" style:parent-style-name="text" style:list-style-name="L1">
      <style:text-properties officeooo:rsid="00b1a19d" officeooo:paragraph-rsid="00b1a19d"/>
    </style:style>
    <style:style style:name="P6" style:family="paragraph" style:parent-style-name="text" style:list-style-name="L1">
      <style:text-properties officeooo:rsid="00be9035" officeooo:paragraph-rsid="00be9035"/>
    </style:style>
    <style:style style:name="P7" style:family="paragraph" style:parent-style-name="text" style:list-style-name="L1">
      <style:paragraph-properties fo:break-before="page"/>
      <style:text-properties officeooo:rsid="00a91788" officeooo:paragraph-rsid="00a917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ylučovací soustava</text:p>
      <text:p text:style-name="P1">…………</text:p>
      <text:p text:style-name="P3"/>
      <text:list xml:id="list1575249628" text:style-name="L1">
        <text:list-item>
          <text:p text:style-name="P7">funkce nefronu</text:p>
          <text:list>
            <text:list-item>
              <text:p text:style-name="P4">4 hlavní děje</text:p>
            </text:list-item>
          </text:list>
        </text:list-item>
        <text:list-item>
          <text:p text:style-name="P4">močový měchýř</text:p>
          <text:list>
            <text:list-item>
              <text:p text:style-name="P4">pouze chytá a zachycuje moč</text:p>
            </text:list-item>
            <text:list-item>
              <text:p text:style-name="P4">příčne pruhované svalstvo – možné ovládání</text:p>
            </text:list-item>
          </text:list>
        </text:list-item>
        <text:list-item>
          <text:p text:style-name="P4">Řízení činnosti ledvin</text:p>
          <text:list>
            <text:list-item>
              <text:p text:style-name="P4">nervové a látkové</text:p>
            </text:list-item>
            <text:list-item>
              <text:p text:style-name="P4">antidiueretický hormon</text:p>
            </text:list-item>
            <text:list-item>
              <text:p text:style-name="P4">aldosteroin</text:p>
            </text:list-item>
            <text:list-item>
              <text:p text:style-name="P4">renin</text:p>
              <text:list>
                <text:list-item>
                  <text:p text:style-name="P4">všechny tři zabranují vylučování</text:p>
                </text:list-item>
                <text:list-item>
                  <text:p text:style-name="P4">nárůst krevního tlaku</text:p>
                </text:list-item>
              </text:list>
            </text:list-item>
            <text:list-item>
              <text:p text:style-name="P4">vazokontrikce</text:p>
              <text:list>
                <text:list-item>
                  <text:p text:style-name="P4">zůžení cév – předání méně vody</text:p>
                </text:list-item>
              </text:list>
            </text:list-item>
          </text:list>
        </text:list-item>
        <text:list-item>
          <text:p text:style-name="P4">onemocnění ledvin</text:p>
          <text:list>
            <text:list-item>
              <text:p text:style-name="P4">močové kameny</text:p>
            </text:list-item>
            <text:list-item>
              <text:p text:style-name="P4">infekce a záněty</text:p>
            </text:list-item>
            <text:list-item>
              <text:p text:style-name="P4">chronické/akutní selhání ledvin</text:p>
            </text:list-item>
          </text:list>
        </text:list-item>
        <text:list-item>
          <text:p text:style-name="P5">homeostáza</text:p>
          <text:list>
            <text:list-item>
              <text:p text:style-name="P5">snaha udržet vnitřní prostředí</text:p>
            </text:list-item>
            <text:list-item>
              <text:p text:style-name="P6">termoregulace</text:p>
              <text:list>
                <text:list-item>
                  <text:p text:style-name="P6">třesová termogeneze</text:p>
                </text:list-item>
                <text:list-item>
                  <text:p text:style-name="P6">hnědý tuk</text:p>
                  <text:list>
                    <text:list-item>
                      <text:p text:style-name="P6">energeticky významnější</text:p>
                    </text:list-item>
                    <text:list-item>
                      <text:p text:style-name="P6">izolátor</text:p>
                    </text:list-item>
                  </text:list>
                </text:list-item>
                <text:list-item>
                  <text:p text:style-name="P6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0-04T10:05:28.398800860</dc:date>
    <meta:editing-duration>PT13H33M33S</meta:editing-duration>
    <meta:editing-cycles>85</meta:editing-cycles>
    <meta:generator>LibreOffice/6.0.6.2$Linux_X86_64 LibreOffice_project/00m0$Build-2</meta:generator>
    <meta:document-statistic meta:table-count="0" meta:image-count="0" meta:object-count="0" meta:page-count="2" meta:paragraph-count="28" meta:word-count="92" meta:character-count="520" meta:non-whitespace-character-count="479"/>
  </office:meta>
</office:document-meta>
</file>